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5.81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71.6mm" fo:break-before="auto" style:use-optimal-row-height="true"/>
    </style:style>
    <style:style style:name="ro8" style:family="table-row">
      <style:table-row-properties style:row-height="87.4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0.01mm" fo:break-before="auto" style:use-optimal-row-height="true"/>
    </style:style>
    <style:style style:name="ro11" style:family="table-row">
      <style:table-row-properties style:row-height="47.91mm" fo:break-before="auto" style:use-optimal-row-height="true"/>
    </style:style>
    <style:style style:name="ro12" style:family="table-row">
      <style:table-row-properties style:row-height="67.65mm" fo:break-before="auto" style:use-optimal-row-height="true"/>
    </style:style>
    <style:style style:name="ro13" style:family="table-row">
      <style:table-row-properties style:row-height="103.19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ro15" style:family="table-row">
      <style:table-row-properties style:row-height="75.55mm" fo:break-before="auto" style:use-optimal-row-height="true"/>
    </style:style>
    <style:style style:name="ro16" style:family="table-row">
      <style:table-row-properties style:row-height="83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ENTRAL BANK DISCOUNT RATE(%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2.25% (31 December 2014)</text:p>
            <text:p>3% (31 December 2013)</text:p>
          </table:table-cell>
          <table:table-cell table:formula="of:=MID([.B2]; 1; FIND(&quot;%&quot;; [.B2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4% (31 December 2010)</text:p>
            <text:p>4% (31 December 2009)</text:p>
          </table:table-cell>
          <table:table-cell table:formula="of:=MID([.B3]; 1; FIND(&quot;%&quot;; [.B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9% (31 December 2014)</text:p>
            <text:p>25% (31 December 2010)</text:p>
          </table:table-cell>
          <table:table-cell table:formula="of:=MID([.B4]; 1; FIND(&quot;%&quot;; [.B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5]; 1; FIND(&quot;%&quot;; [.B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6]; 1; FIND(&quot;%&quot;; [.B6])-1)" office:value-type="string" office:string-value="6.5" calcext:value-type="string">
            <text:p>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NA%</text:p>
          </table:table-cell>
          <table:table-cell table:formula="of:=MID([.B7]; 1; FIND(&quot;%&quot;; [.B7])-1)" office:value-type="string" office:string-value="NA" calcext:value-type="string">
            <text:p>NA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10.5% (10 February 2015)</text:p>
            <text:p>8% (11 January 2012)</text:p>
            <text:p>note: this is the Refinancing Rate, the key monetary policy instrument of the Armenian National Bank</text:p>
          </table:table-cell>
          <table:table-cell table:formula="of:=MID([.B8]; 1; FIND(&quot;%&quot;; [.B8])-1)" office:value-type="string" office:string-value="10.5" calcext:value-type="string">
            <text:p>1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1% (31 December 2010)</text:p>
            <text:p>3% (31 December 2009)</text:p>
          </table:table-cell>
          <table:table-cell table:formula="of:=MID([.B9]; 1; FIND(&quot;%&quot;; [.B9])-1)" office:value-type="string" office:string-value="1" calcext:value-type="string">
            <text:p>1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3% (28 February 2013)</text:p>
            <text:p>4.35% (31 December 2010)</text:p>
            <text:p>note: this is the Reserve Bank of Australia's "cash rate target," or policy rate</text:p>
          </table:table-cell>
          <table:table-cell table:formula="of:=MID([.B10]; 1; FIND(&quot;%&quot;; [.B10])-1)" office:value-type="string" office:string-value="3" calcext:value-type="string">
            <text:p>3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5% (31 December 2012)</text:p>
            <text:p>5.25% (31 December 2011)</text:p>
            <text:p>note: this is the Refinancing Rate, the key policy rate for the National Bank of Azerbaijan</text:p>
          </table:table-cell>
          <table:table-cell table:formula="of:=MID([.B11]; 1; FIND(&quot;%&quot;; [.B11])-1)" office:value-type="string" office:string-value="5" calcext:value-type="string">
            <text:p>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4.5% (1 January 2014)</text:p>
            <text:p>4.5% (31 December 2012)</text:p>
          </table:table-cell>
          <table:table-cell table:formula="of:=MID([.B12]; 1; FIND(&quot;%&quot;; [.B12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5% (31 December 2010)</text:p>
            <text:p>5% (31 December 2009)</text:p>
          </table:table-cell>
          <table:table-cell table:formula="of:=MID([.B13]; 1; FIND(&quot;%&quot;; [.B13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7% (31 December 2010)</text:p>
            <text:p>7% (31 December 2009)</text:p>
          </table:table-cell>
          <table:table-cell table:formula="of:=MID([.B14]; 1; FIND(&quot;%&quot;; [.B14])-1)" office:value-type="string" office:string-value="7" calcext:value-type="string">
            <text:p>7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20% (13 August 2014)</text:p>
            <text:p>10.5% (31 December 2010)</text:p>
          </table:table-cell>
          <table:table-cell table:formula="of:=MID([.B15]; 1; FIND(&quot;%&quot;; [.B15])-1)" office:value-type="string" office:string-value="20" calcext:value-type="string">
            <text:p>20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16]; 1; FIND(&quot;%&quot;; [.B16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18% (31 December 2010)</text:p>
            <text:p>12% (31 December 2009)</text:p>
          </table:table-cell>
          <table:table-cell table:formula="of:=MID([.B17]; 1; FIND(&quot;%&quot;; [.B17])-1)" office:value-type="string" office:string-value="18" calcext:value-type="string">
            <text:p>1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18]; 1; FIND(&quot;%&quot;; [.B18])-1)" office:value-type="string" office:string-value="4.25" calcext:value-type="string">
            <text:p>4.2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NA%</text:p>
          </table:table-cell>
          <table:table-cell table:formula="of:=MID([.B19]; 1; FIND(&quot;%&quot;; [.B1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4.5% (31 December 2013)</text:p>
            <text:p>4% (31 december 2012)</text:p>
          </table:table-cell>
          <table:table-cell table:formula="of:=MID([.B20]; 1; FIND(&quot;%&quot;; [.B20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7.5% (31 December 2014)</text:p>
            <text:p>7.5% (31 December 2013)</text:p>
          </table:table-cell>
          <table:table-cell table:formula="of:=MID([.B21]; 1; FIND(&quot;%&quot;; [.B21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10% (31 December 2013)</text:p>
            <text:p>11% (31 December 2011)</text:p>
          </table:table-cell>
          <table:table-cell table:formula="of:=MID([.B22]; 1; FIND(&quot;%&quot;; [.B22])-1)" office:value-type="string" office:string-value="10" calcext:value-type="string">
            <text:p>10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0.03% (31 December 2014)</text:p>
            <text:p>0.02% (31 December 2013)</text:p>
            <text:p>note: Bulgarian National Bank (BNB) has had no independent monetary policy since the introduction of the Currency Board regime in 1997; this is BNB's base interest rate</text:p>
          </table:table-cell>
          <table:table-cell table:formula="of:=MID([.B23]; 1; FIND(&quot;%&quot;; [.B23])-1)" office:value-type="string" office:string-value="0.03" calcext:value-type="string">
            <text:p>0.0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24]; 1; FIND(&quot;%&quot;; [.B24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9.95% (31 December 2010)</text:p>
            <text:p>12% (31 December 2009)</text:p>
          </table:table-cell>
          <table:table-cell table:formula="of:=MID([.B25]; 1; FIND(&quot;%&quot;; [.B25])-1)" office:value-type="string" office:string-value="9.95" calcext:value-type="string">
            <text:p>9.9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11.25% (31 December 2010)</text:p>
            <text:p>10% (31 December 2009)</text:p>
          </table:table-cell>
          <table:table-cell table:formula="of:=MID([.B26]; 1; FIND(&quot;%&quot;; [.B26])-1)" office:value-type="string" office:string-value="11.25" calcext:value-type="string">
            <text:p>1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7.5% (31 December 2010)</text:p>
            <text:p>7.5% (31 December 2009)</text:p>
          </table:table-cell>
          <table:table-cell table:formula="of:=MID([.B27]; 1; FIND(&quot;%&quot;; [.B27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NA% (31 December 2012)</text:p>
            <text:p>5.25% (31 December 2007)</text:p>
          </table:table-cell>
          <table:table-cell table:formula="of:=MID([.B28]; 1; FIND(&quot;%&quot;; [.B28])-1)" office:value-type="string" office:string-value="NA" calcext:value-type="string">
            <text:p>NA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4.25% (31 December 2009)</text:p>
          </table:table-cell>
          <table:table-cell table:formula="of:=MID([.B29]; 1; FIND(&quot;%&quot;; [.B29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1% (31 December 2010)</text:p>
            <text:p>0.25% (31 December 2009)</text:p>
          </table:table-cell>
          <table:table-cell table:formula="of:=MID([.B30]; 1; FIND(&quot;%&quot;; [.B30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1]; 1; FIND(&quot;%&quot;; [.B3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2]; 1; FIND(&quot;%&quot;; [.B32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3.12% (31 December 2010)</text:p>
            <text:p>0.5% (31 December 2009)</text:p>
          </table:table-cell>
          <table:table-cell table:formula="of:=MID([.B33]; 1; FIND(&quot;%&quot;; [.B33])-1)" office:value-type="string" office:string-value="3.12" calcext:value-type="string">
            <text:p>3.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2.25% (31 December 2014 est.)</text:p>
            <text:p>2.25% (31 December 2013 est.)</text:p>
          </table:table-cell>
          <table:table-cell table:formula="of:=MID([.B34]; 1; FIND(&quot;%&quot;; [.B34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4.75% (31 December 2011)</text:p>
            <text:p>5% (31 December 2010)</text:p>
          </table:table-cell>
          <table:table-cell table:formula="of:=MID([.B35]; 1; FIND(&quot;%&quot;; [.B35])-1)" office:value-type="string" office:string-value="4.75" calcext:value-type="string">
            <text:p>4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1.93% (31 December 2010)</text:p>
            <text:p>2.21% (31 December 2009)</text:p>
          </table:table-cell>
          <table:table-cell table:formula="of:=MID([.B36]; 1; FIND(&quot;%&quot;; [.B36])-1)" office:value-type="string" office:string-value="1.93" calcext:value-type="string">
            <text:p>1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4% (31 December 2012)</text:p>
            <text:p>20% (31 December 2011)</text:p>
          </table:table-cell>
          <table:table-cell table:formula="of:=MID([.B37]; 1; FIND(&quot;%&quot;; [.B37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8]; 1; FIND(&quot;%&quot;; [.B38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21.5% (31 December 2010)</text:p>
            <text:p>23% (31 December 2009)</text:p>
          </table:table-cell>
          <table:table-cell table:formula="of:=MID([.B39]; 1; FIND(&quot;%&quot;; [.B39])-1)" office:value-type="string" office:string-value="21.5" calcext:value-type="string">
            <text:p>2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40]; 1; FIND(&quot;%&quot;; [.B40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7% (31 December 2013)</text:p>
            <text:p>7% (31 December 2012)</text:p>
          </table:table-cell>
          <table:table-cell table:formula="of:=MID([.B41]; 1; FIND(&quot;%&quot;; [.B41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NA%</text:p>
          </table:table-cell>
          <table:table-cell table:formula="of:=MID([.B42]; 1; FIND(&quot;%&quot;; [.B42])-1)" office:value-type="string" office:string-value="NA" calcext:value-type="string">
            <text:p>NA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43]; 1; FIND(&quot;%&quot;; [.B43])-1)" office:value-type="string" office:string-value="0.75" calcext:value-type="string">
            <text:p>0.75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0.05% (31 December 2013)</text:p>
            <text:p>0.05% (31 December 2012)</text:p>
            <text:p>note: this is the two-week repo, the main rate CNB uses</text:p>
          </table:table-cell>
          <table:table-cell table:formula="of:=MID([.B44]; 1; FIND(&quot;%&quot;; [.B44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0.75% (31 December 2011)</text:p>
            <text:p>0.75% (31 December 2010)</text:p>
          </table:table-cell>
          <table:table-cell table:formula="of:=MID([.B45]; 1; FIND(&quot;%&quot;; [.B45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46]; 1; FIND(&quot;%&quot;; [.B46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8.17% (31 December 2011)</text:p>
            <text:p>8.68% (31 December 2010)</text:p>
          </table:table-cell>
          <table:table-cell table:formula="of:=MID([.B47]; 1; FIND(&quot;%&quot;; [.B47])-1)" office:value-type="string" office:string-value="8.17" calcext:value-type="string">
            <text:p>8.17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9.75% (30 October 2014)</text:p>
            <text:p>8.75% (5 December 2013)</text:p>
          </table:table-cell>
          <table:table-cell table:formula="of:=MID([.B48]; 1; FIND(&quot;%&quot;; [.B48])-1)" office:value-type="string" office:string-value="9.75" calcext:value-type="string">
            <text:p>9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8.5% (31 December 2010)</text:p>
            <text:p>4.25% (31 December 2009)</text:p>
          </table:table-cell>
          <table:table-cell table:formula="of:=MID([.B49]; 1; FIND(&quot;%&quot;; [.B49])-1)" office:value-type="string" office:string-value="8.5" calcext:value-type="string">
            <text:p>8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NA%</text:p>
          </table:table-cell>
          <table:table-cell table:formula="of:=MID([.B50]; 1; FIND(&quot;%&quot;; [.B50])-1)" office:value-type="string" office:string-value="NA" calcext:value-type="string">
            <text:p>NA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ee.html" xlink:type="simple">European Union</text:a></text:p>
          </table:table-cell>
          <table:table-cell office:value-type="string" calcext:value-type="string">
            <text:p>0.75% (31 December 2013)</text:p>
            <text:p>1.5% (31 December 2012)</text:p>
            <text:p>note: this is the European Central Bank's rate on the marginal lending facility, which offers overnight credit to banks in the euro area</text:p>
          </table:table-cell>
          <table:table-cell table:formula="of:=MID([.B51]; 1; FIND(&quot;%&quot;; [.B51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1.75% (31 December 2010)</text:p>
            <text:p>3% (31 December 2009)</text:p>
          </table:table-cell>
          <table:table-cell table:formula="of:=MID([.B52]; 1; FIND(&quot;%&quot;; [.B52])-1)" office:value-type="string" office:string-value="1.75" calcext:value-type="string">
            <text:p>1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53]; 1; FIND(&quot;%&quot;; [.B53])-1)" office:value-type="string" office:string-value="0.75" calcext:value-type="string">
            <text:p>0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0.05% (31 December 2014)</text:p>
            <text:p>0.25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54]; 1; FIND(&quot;%&quot;; [.B54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3% (31 December 2010)</text:p>
            <text:p>4.25% (31 December 2009)</text:p>
          </table:table-cell>
          <table:table-cell table:formula="of:=MID([.B55]; 1; FIND(&quot;%&quot;; [.B55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9% (31 December 2009)</text:p>
            <text:p>11% (31 December 2008)</text:p>
          </table:table-cell>
          <table:table-cell table:formula="of:=MID([.B56]; 1; FIND(&quot;%&quot;; [.B56])-1)" office:value-type="string" office:string-value="9" calcext:value-type="string">
            <text:p>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3.75% (15 January 2013)</text:p>
            <text:p>5.25% (31 December 2012)</text:p>
            <text:p>note: this is the Refinancing Rate, the key monetary policy rate of the National Bank of Georgia</text:p>
          </table:table-cell>
          <table:table-cell table:formula="of:=MID([.B57]; 1; FIND(&quot;%&quot;; [.B57])-1)" office:value-type="string" office:string-value="3.75" calcext:value-type="string">
            <text:p>3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58]; 1; FIND(&quot;%&quot;; [.B58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21% (31 December 2014)</text:p>
            <text:p>16% (31 December 2013)</text:p>
          </table:table-cell>
          <table:table-cell table:formula="of:=MID([.B59]; 1; FIND(&quot;%&quot;; [.B59])-1)" office:value-type="string" office:string-value="21" calcext:value-type="string">
            <text:p>21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60]; 1; FIND(&quot;%&quot;; [.B60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6.5% (31 December 2009)</text:p>
            <text:p>6.5% (31 December 2008)</text:p>
          </table:table-cell>
          <table:table-cell table:formula="of:=MID([.B61]; 1; FIND(&quot;%&quot;; [.B61])-1)" office:value-type="string" office:string-value="6.5" calcext:value-type="string">
            <text:p>6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6.5% (31 December 2010)</text:p>
          </table:table-cell>
          <table:table-cell table:formula="of:=MID([.B62]; 1; FIND(&quot;%&quot;; [.B62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63]; 1; FIND(&quot;%&quot;; [.B6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NA% (31 December 2010)</text:p>
            <text:p>22.25% (31 December 2005)</text:p>
          </table:table-cell>
          <table:table-cell table:formula="of:=MID([.B64]; 1; FIND(&quot;%&quot;; [.B64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5.5% (31 December 2011)</text:p>
            <text:p>4.25% (31 December 2010)</text:p>
          </table:table-cell>
          <table:table-cell table:formula="of:=MID([.B65]; 1; FIND(&quot;%&quot;; [.B65])-1)" office:value-type="string" office:string-value="5.5" calcext:value-type="string">
            <text:p>5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6.25% (31 December 2010)</text:p>
          </table:table-cell>
          <table:table-cell table:formula="of:=MID([.B66]; 1; FIND(&quot;%&quot;; [.B66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0.5% (31 December 2013)</text:p>
            <text:p>0.5% (31 December 2012)</text:p>
          </table:table-cell>
          <table:table-cell table:formula="of:=MID([.B67]; 1; FIND(&quot;%&quot;; [.B6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5.75% (19 December 2012)</text:p>
            <text:p>7% (31 December 2011)</text:p>
          </table:table-cell>
          <table:table-cell table:formula="of:=MID([.B68]; 1; FIND(&quot;%&quot;; [.B68])-1)" office:value-type="string" office:string-value="5.75" calcext:value-type="string">
            <text:p>5.7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5.4% (31 January 2012)</text:p>
            <text:p>5.75% (31 December 2010)</text:p>
          </table:table-cell>
          <table:table-cell table:formula="of:=MID([.B69]; 1; FIND(&quot;%&quot;; [.B69])-1)" office:value-type="string" office:string-value="5.4" calcext:value-type="string">
            <text:p>5.4</text:p>
          </table:table-cell>
        </table:table-row>
        <table:table-row table:style-name="ro11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7.75% (31 December 2014)</text:p>
            <text:p>7.75% (31 December 2013)</text:p>
            <text:p>note: this is the Indian central bank's policy rate - the repurchase rate</text:p>
          </table:table-cell>
          <table:table-cell table:formula="of:=MID([.B70]; 1; FIND(&quot;%&quot;; [.B70])-1)" office:value-type="string" office:string-value="7.75" calcext:value-type="string">
            <text:p>7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6.37% (31 December 2010)</text:p>
            <text:p>6.46% (31 December 2009)</text:p>
            <text:p>note: this figure represents the 3-month SBI rate; the Bank of Indonesia has not employed the one-month SBI since September 2010</text:p>
          </table:table-cell>
          <table:table-cell table:formula="of:=MID([.B71]; 1; FIND(&quot;%&quot;; [.B71])-1)" office:value-type="string" office:string-value="6.37" calcext:value-type="string">
            <text:p>6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NA%</text:p>
          </table:table-cell>
          <table:table-cell table:formula="of:=MID([.B72]; 1; FIND(&quot;%&quot;; [.B72])-1)" office:value-type="string" office:string-value="NA" calcext:value-type="string">
            <text:p>NA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6% (December 2012)</text:p>
            <text:p>6% (December 2011)</text:p>
          </table:table-cell>
          <table:table-cell table:formula="of:=MID([.B73]; 1; FIND(&quot;%&quot;; [.B73])-1)" office:value-type="string" office:string-value="6" calcext:value-type="string">
            <text:p>6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74]; 1; FIND(&quot;%&quot;; [.B74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0.25% (31 December 2014)</text:p>
            <text:p>1% (31 December 2013)</text:p>
          </table:table-cell>
          <table:table-cell table:formula="of:=MID([.B75]; 1; FIND(&quot;%&quot;; [.B75])-1)" office:value-type="string" office:string-value="0.25" calcext:value-type="string">
            <text:p>0.2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0.25% (31 December 2013)</text:p>
            <text:p>0.75% (31 December 2012)</text:p>
            <text:p>note: this is the European Central Bank's rate on the marginal lending facility, which offers overnight credit to banks in the euro area</text:p>
          </table:table-cell>
          <table:table-cell table:formula="of:=MID([.B76]; 1; FIND(&quot;%&quot;; [.B76])-1)" office:value-type="string" office:string-value="0.25" calcext:value-type="string">
            <text:p>0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2% (31 December 2010)</text:p>
          </table:table-cell>
          <table:table-cell table:formula="of:=MID([.B77]; 1; FIND(&quot;%&quot;; [.B77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0.3% (31 December 2014)</text:p>
            <text:p>0.3% (31 December 2013)</text:p>
          </table:table-cell>
          <table:table-cell table:formula="of:=MID([.B78]; 1; FIND(&quot;%&quot;; [.B78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0.3% (31 December 2010)</text:p>
            <text:p>4.75% (31 December 2009)</text:p>
          </table:table-cell>
          <table:table-cell table:formula="of:=MID([.B79]; 1; FIND(&quot;%&quot;; [.B79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5.5% (31 December 2012)</text:p>
            <text:p>7.5% (31 December 2011)</text:p>
          </table:table-cell>
          <table:table-cell table:formula="of:=MID([.B80]; 1; FIND(&quot;%&quot;; [.B80])-1)" office:value-type="string" office:string-value="5.5" calcext:value-type="string">
            <text:p>5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7% (31 December 2010)</text:p>
          </table:table-cell>
          <table:table-cell table:formula="of:=MID([.B81]; 1; FIND(&quot;%&quot;; [.B81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2% (31 December 2014)</text:p>
            <text:p>2.5% (31 December 2013)</text:p>
          </table:table-cell>
          <table:table-cell table:formula="of:=MID([.B82]; 1; FIND(&quot;%&quot;; [.B82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1.25% (31 December 2010)</text:p>
            <text:p>3% (31 December 2009)</text:p>
          </table:table-cell>
          <table:table-cell table:formula="of:=MID([.B83]; 1; FIND(&quot;%&quot;; [.B83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13.73% (22 December 2011)</text:p>
            <text:p>2.5% (31 December 2010)</text:p>
          </table:table-cell>
          <table:table-cell table:formula="of:=MID([.B84]; 1; FIND(&quot;%&quot;; [.B84])-1)" office:value-type="string" office:string-value="13.73" calcext:value-type="string">
            <text:p>13.7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4.3% (31 December 2010)</text:p>
            <text:p>4% (31 December 2009)</text:p>
          </table:table-cell>
          <table:table-cell table:formula="of:=MID([.B85]; 1; FIND(&quot;%&quot;; [.B85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3.5% (31 December 2011)</text:p>
            <text:p>3.5% (31 December 2010)</text:p>
          </table:table-cell>
          <table:table-cell table:formula="of:=MID([.B86]; 1; FIND(&quot;%&quot;; [.B86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3.5% (31 December 2010)</text:p>
            <text:p>10% (31 December 2009)</text:p>
          </table:table-cell>
          <table:table-cell table:formula="of:=MID([.B87]; 1; FIND(&quot;%&quot;; [.B87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9.36% (31 December 2012)</text:p>
            <text:p>10% (31 December 2010)</text:p>
          </table:table-cell>
          <table:table-cell table:formula="of:=MID([.B88]; 1; FIND(&quot;%&quot;; [.B88])-1)" office:value-type="string" office:string-value="9.36" calcext:value-type="string">
            <text:p>9.3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9.52% (31 December 2010)</text:p>
            <text:p>3% (31 December 2009)</text:p>
          </table:table-cell>
          <table:table-cell table:formula="of:=MID([.B89]; 1; FIND(&quot;%&quot;; [.B89])-1)" office:value-type="string" office:string-value="9.52" calcext:value-type="string">
            <text:p>9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3% (31 December 2010)</text:p>
            <text:p>2.06% (31 December 2009)</text:p>
          </table:table-cell>
          <table:table-cell table:formula="of:=MID([.B90]; 1; FIND(&quot;%&quot;; [.B90])-1)" office:value-type="string" office:string-value="3" calcext:value-type="string">
            <text:p>3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91]; 1; FIND(&quot;%&quot;; [.B91])-1)" office:value-type="string" office:string-value="0.75" calcext:value-type="string">
            <text:p>0.75</text:p>
          </table:table-cell>
        </table:table-row>
        <table:table-row table:style-name="ro1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3.25% (31 December 2014)</text:p>
            <text:p>3.25% (31 December 2013)</text:p>
            <text:p>note: series discontinued in January 2010; the discount rate has been replaced by a referent rate for calculating the penalty rate</text:p>
          </table:table-cell>
          <table:table-cell table:formula="of:=MID([.B92]; 1; FIND(&quot;%&quot;; [.B92])-1)" office:value-type="string" office:string-value="3.25" calcext:value-type="string">
            <text:p>3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5% (31 December 2010)</text:p>
          </table:table-cell>
          <table:table-cell table:formula="of:=MID([.B93]; 1; FIND(&quot;%&quot;; [.B93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15% (31 December 2009)</text:p>
            <text:p>15% (31 December 2008)</text:p>
          </table:table-cell>
          <table:table-cell table:formula="of:=MID([.B94]; 1; FIND(&quot;%&quot;; [.B94])-1)" office:value-type="string" office:string-value="15" calcext:value-type="string">
            <text:p>1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3% (31 December 2011)</text:p>
            <text:p>2.83% (31 December 2010)</text:p>
          </table:table-cell>
          <table:table-cell table:formula="of:=MID([.B95]; 1; FIND(&quot;%&quot;; [.B95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7% (31 December 2012)</text:p>
            <text:p>6.96% (31 December 2011)</text:p>
          </table:table-cell>
          <table:table-cell table:formula="of:=MID([.B96]; 1; FIND(&quot;%&quot;; [.B96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16% (31 December 2010)</text:p>
            <text:p>4.25% (31 December 2009)</text:p>
          </table:table-cell>
          <table:table-cell table:formula="of:=MID([.B97]; 1; FIND(&quot;%&quot;; [.B97])-1)" office:value-type="string" office:string-value="16" calcext:value-type="string">
            <text:p>16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0.05% (31 December 2014)</text:p>
            <text:p>0.25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98]; 1; FIND(&quot;%&quot;; [.B98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9% (31 December 2009)</text:p>
            <text:p>12% (31 December 2007)</text:p>
          </table:table-cell>
          <table:table-cell table:formula="of:=MID([.B99]; 1; FIND(&quot;%&quot;; [.B99])-1)" office:value-type="string" office:string-value="9" calcext:value-type="string">
            <text:p>9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9% (31 December 2010)</text:p>
          </table:table-cell>
          <table:table-cell table:formula="of:=MID([.B100]; 1; FIND(&quot;%&quot;; [.B100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4.5% (31 December 2012)</text:p>
            <text:p>4.5% (31 December 2011)</text:p>
          </table:table-cell>
          <table:table-cell table:formula="of:=MID([.B101]; 1; FIND(&quot;%&quot;; [.B101])-1)" office:value-type="string" office:string-value="4.5" calcext:value-type="string">
            <text:p>4.5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3.5% (31 December 2013)</text:p>
            <text:p>4.5% (31 December 2012)</text:p>
            <text:p>note: this is the basic rate on short-term operations</text:p>
          </table:table-cell>
          <table:table-cell table:formula="of:=MID([.B102]; 1; FIND(&quot;%&quot;; [.B102])-1)" office:value-type="string" office:string-value="3.5" calcext:value-type="string">
            <text:p>3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13% (15 January 2015)</text:p>
            <text:p>12% (31 July 2014)</text:p>
          </table:table-cell>
          <table:table-cell table:formula="of:=MID([.B103]; 1; FIND(&quot;%&quot;; [.B103])-1)" office:value-type="string" office:string-value="13" calcext:value-type="string">
            <text:p>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h.html" xlink:type="simple">Montserrat</text:a></text:p>
          </table:table-cell>
          <table:table-cell office:value-type="string" calcext:value-type="string">
            <text:p>10.99% (31 December 2010)</text:p>
            <text:p>6.5% (31 December 2009)</text:p>
          </table:table-cell>
          <table:table-cell table:formula="of:=MID([.B104]; 1; FIND(&quot;%&quot;; [.B104])-1)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6.5% (31 December 2010)</text:p>
            <text:p>3.31% (31 December 2009)</text:p>
          </table:table-cell>
          <table:table-cell table:formula="of:=MID([.B105]; 1; FIND(&quot;%&quot;; [.B105])-1)" office:value-type="string" office:string-value="6.5" calcext:value-type="string">
            <text:p>6.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9.5% (17 January 2013)</text:p>
            <text:p>3.25% (31 December 2010)</text:p>
          </table:table-cell>
          <table:table-cell table:formula="of:=MID([.B106]; 1; FIND(&quot;%&quot;; [.B106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6% (31 December 2014)</text:p>
            <text:p>5.5% (31 December 2013)</text:p>
          </table:table-cell>
          <table:table-cell table:formula="of:=MID([.B107]; 1; FIND(&quot;%&quot;; [.B107])-1)" office:value-type="string" office:string-value="6" calcext:value-type="string">
            <text:p>6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8% (31 October 2014)</text:p>
            <text:p>8% (31 December 2013)</text:p>
          </table:table-cell>
          <table:table-cell table:formula="of:=MID([.B108]; 1; FIND(&quot;%&quot;; [.B108])-1)" office:value-type="string" office:string-value="8" calcext:value-type="string">
            <text:p>8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0.75% (31 December 2013)</text:p>
            <text:p>1.5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109]; 1; FIND(&quot;%&quot;; [.B109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2.5% (31 December 2009)</text:p>
            <text:p>5% (31 December 2008)</text:p>
          </table:table-cell>
          <table:table-cell table:formula="of:=MID([.B110]; 1; FIND(&quot;%&quot;; [.B110])-1)" office:value-type="string" office:string-value="2.5" calcext:value-type="string">
            <text:p>2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3% (31 December 2010)</text:p>
          </table:table-cell>
          <table:table-cell table:formula="of:=MID([.B111]; 1; FIND(&quot;%&quot;; [.B111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4.25% (31 December 2010)</text:p>
            <text:p>6% (31 December 2009)</text:p>
          </table:table-cell>
          <table:table-cell table:formula="of:=MID([.B112]; 1; FIND(&quot;%&quot;; [.B112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113]; 1; FIND(&quot;%&quot;; [.B113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6.25% (31 December 2010)</text:p>
            <text:p>1.75% (31 December 2009)</text:p>
          </table:table-cell>
          <table:table-cell table:formula="of:=MID([.B114]; 1; FIND(&quot;%&quot;; [.B114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2% (31 December 2010)</text:p>
            <text:p>0.05% (31 December 2009)</text:p>
          </table:table-cell>
          <table:table-cell table:formula="of:=MID([.B115]; 1; FIND(&quot;%&quot;; [.B115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9.5% (18 December 2014)</text:p>
            <text:p>10% (31 December 2013)</text:p>
          </table:table-cell>
          <table:table-cell table:formula="of:=MID([.B116]; 1; FIND(&quot;%&quot;; [.B116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14% (31 December 2010)</text:p>
            <text:p>6.92% (31 December 2009)</text:p>
          </table:table-cell>
          <table:table-cell table:formula="of:=MID([.B117]; 1; FIND(&quot;%&quot;; [.B117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5.5% (31 December 2012)</text:p>
            <text:p>6% (31 December 2011)</text:p>
          </table:table-cell>
          <table:table-cell table:formula="of:=MID([.B118]; 1; FIND(&quot;%&quot;; [.B118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5.05% (31 December 2012)</text:p>
            <text:p>5.05% (31 December 2011)</text:p>
          </table:table-cell>
          <table:table-cell table:formula="of:=MID([.B119]; 1; FIND(&quot;%&quot;; [.B119])-1)" office:value-type="string" office:string-value="5.05" calcext:value-type="string">
            <text:p>5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6.13% (31 December 2014)</text:p>
            <text:p>5.63% (31 December 2013)</text:p>
          </table:table-cell>
          <table:table-cell table:formula="of:=MID([.B120]; 1; FIND(&quot;%&quot;; [.B120])-1)" office:value-type="string" office:string-value="6.13" calcext:value-type="string">
            <text:p>6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4.25% (31 December 2012)</text:p>
            <text:p>4% (31 December 2010)</text:p>
          </table:table-cell>
          <table:table-cell table:formula="of:=MID([.B121]; 1; FIND(&quot;%&quot;; [.B121])-1)" office:value-type="string" office:string-value="4.25" calcext:value-type="string">
            <text:p>4.2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0.05% (31 December 2014)</text:p>
            <text:p>0.25% (31 December 2013)</text:p>
            <text:p>note: this is the European Central Bank's rate on the marginal lending facility, which offers overnight credit to banks in the euro area</text:p>
          </table:table-cell>
          <table:table-cell table:formula="of:=MID([.B122]; 1; FIND(&quot;%&quot;; [.B122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4.5% (31 December 2012)</text:p>
            <text:p>4.93% (31 December 2011)</text:p>
          </table:table-cell>
          <table:table-cell table:formula="of:=MID([.B123]; 1; FIND(&quot;%&quot;; [.B12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2.75% (31 December 2014)</text:p>
            <text:p>4% (31 December 2013)</text:p>
          </table:table-cell>
          <table:table-cell table:formula="of:=MID([.B124]; 1; FIND(&quot;%&quot;; [.B124])-1)" office:value-type="string" office:string-value="2.75" calcext:value-type="string">
            <text:p>2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17% (2014 est.)</text:p>
            <text:p>8% (31 December 2011)</text:p>
            <text:p>note: this is the so-called refinancing rate, but in Russia banks do not get refinancing at this rate; this is a reference rate used primarily for fiscal purposes</text:p>
          </table:table-cell>
          <table:table-cell table:formula="of:=MID([.B125]; 1; FIND(&quot;%&quot;; [.B125])-1)" office:value-type="string" office:string-value="17" calcext:value-type="string">
            <text:p>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7.75% (31 December 2010)</text:p>
            <text:p>11.25% (31 December 2008)</text:p>
          </table:table-cell>
          <table:table-cell table:formula="of:=MID([.B126]; 1; FIND(&quot;%&quot;; [.B126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6.5% (31 December 2009)</text:p>
            <text:p>6.5% (31 December 2008)</text:p>
          </table:table-cell>
          <table:table-cell table:formula="of:=MID([.B127]; 1; FIND(&quot;%&quot;; [.B127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28]; 1; FIND(&quot;%&quot;; [.B128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29]; 1; FIND(&quot;%&quot;; [.B129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16% (31 December 2009)</text:p>
            <text:p>28% (31 December 2008)</text:p>
          </table:table-cell>
          <table:table-cell table:formula="of:=MID([.B130]; 1; FIND(&quot;%&quot;; [.B130])-1)" office:value-type="string" office:string-value="16" calcext:value-type="string">
            <text:p>16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2.5% (31 December 2008)</text:p>
          </table:table-cell>
          <table:table-cell table:formula="of:=MID([.B131]; 1; FIND(&quot;%&quot;; [.B13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0.25% (31 December 2010)</text:p>
            <text:p>4.25% (31 December 2009)</text:p>
          </table:table-cell>
          <table:table-cell table:formula="of:=MID([.B132]; 1; FIND(&quot;%&quot;; [.B132])-1)" office:value-type="string" office:string-value="0.25" calcext:value-type="string">
            <text:p>0.2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9.5% (18 March 2014)</text:p>
            <text:p>11.75% (6 February 2013)</text:p>
          </table:table-cell>
          <table:table-cell table:formula="of:=MID([.B133]; 1; FIND(&quot;%&quot;; [.B133])-1)" office:value-type="string" office:string-value="9.5" calcext:value-type="string">
            <text:p>9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11.17% (31 December 2010)</text:p>
          </table:table-cell>
          <table:table-cell table:formula="of:=MID([.B134]; 1; FIND(&quot;%&quot;; [.B134])-1)" office:value-type="string" office:string-value="11.17" calcext:value-type="string">
            <text:p>11.1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NA%</text:p>
          </table:table-cell>
          <table:table-cell table:formula="of:=MID([.B135]; 1; FIND(&quot;%&quot;; [.B135])-1)" office:value-type="string" office:string-value="NA" calcext:value-type="string">
            <text:p>NA</text:p>
          </table:table-cell>
        </table:table-row>
        <table:table-row table:style-name="ro13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0.3% (10 September 2014)</text:p>
            <text:p>0.75% (13 November 2013)</text:p>
            <text:p>note: this is the European Central Bank's rate on the marginal lending facility, which offers overnight credit to banks from the euro area; Slovakia became a member of the Economic and Monetary Union (EMU) on 1 January 2009</text:p>
          </table:table-cell>
          <table:table-cell table:formula="of:=MID([.B136]; 1; FIND(&quot;%&quot;; [.B136])-1)" office:value-type="string" office:string-value="0.3" calcext:value-type="string">
            <text:p>0.3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0.75% (31 December 2013)</text:p>
            <text:p>1.5% (31 December 2012)</text:p>
            <text:p>note: this is the European Central Bank's rate on the marginal lending facility, which offers overnight credit to banks in the euro area</text:p>
          </table:table-cell>
          <table:table-cell table:formula="of:=MID([.B137]; 1; FIND(&quot;%&quot;; [.B137])-1)" office:value-type="string" office:string-value="0.75" calcext:value-type="string">
            <text:p>0.7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o.html" xlink:type="simple">Somalia</text:a></text:p>
          </table:table-cell>
          <table:table-cell office:value-type="string" calcext:value-type="string">
            <text:p>NA%</text:p>
          </table:table-cell>
          <table:table-cell table:formula="of:=MID([.B138]; 1; FIND(&quot;%&quot;; [.B138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5.75% (31 December 2014)</text:p>
            <text:p>7% (31 December 2009)</text:p>
          </table:table-cell>
          <table:table-cell table:formula="of:=MID([.B139]; 1; FIND(&quot;%&quot;; [.B139])-1)" office:value-type="string" office:string-value="5.75" calcext:value-type="string">
            <text:p>5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0.05% (10 September 2014)</text:p>
            <text:p>0.25% (13 November 2013)</text:p>
            <text:p>note: this is the European Central Bank's rate on the marginal lending facility, which offers overnight credit to banks in the euro area</text:p>
          </table:table-cell>
          <table:table-cell table:formula="of:=MID([.B140]; 1; FIND(&quot;%&quot;; [.B140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6.5% (31 December 2013)</text:p>
            <text:p>7.5% (19 December 2012)</text:p>
          </table:table-cell>
          <table:table-cell table:formula="of:=MID([.B141]; 1; FIND(&quot;%&quot;; [.B141])-1)" office:value-type="string" office:string-value="6.5" calcext:value-type="string">
            <text:p>6.5</text:p>
          </table:table-cell>
        </table:table-row>
        <table:table-row table:style-name="ro14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10% (2013)</text:p>
            <text:p>9% (2012)</text:p>
          </table:table-cell>
          <table:table-cell table:formula="of:=MID([.B142]; 1; FIND(&quot;%&quot;; [.B142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43]; 1; FIND(&quot;%&quot;; [.B143])-1)" office:value-type="string" office:string-value="6.5" calcext:value-type="string">
            <text:p>6.5</text:p>
          </table:table-cell>
        </table:table-row>
        <table:table-row table:style-name="ro15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0% (31 December 2014)</text:p>
            <text:p>1% (31 December 2013)</text:p>
            <text:p>note:: the Discount rate was abolished in 2002, and replaced by a "Reference rate" with no bearing on monetary policy; the rate quoted here is the Reference rate</text:p>
          </table:table-cell>
          <table:table-cell table:formula="of:=MID([.B144]; 1; FIND(&quot;%&quot;; [.B144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0.5% (31 December 2010)</text:p>
            <text:p>0.75% (31 December 2009)</text:p>
          </table:table-cell>
          <table:table-cell table:formula="of:=MID([.B145]; 1; FIND(&quot;%&quot;; [.B145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0.75% (31 December 2014)</text:p>
            <text:p>5% (31 December 2013)</text:p>
          </table:table-cell>
          <table:table-cell table:formula="of:=MID([.B146]; 1; FIND(&quot;%&quot;; [.B146])-1)" office:value-type="string" office:string-value="0.75" calcext:value-type="string">
            <text:p>0.7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tw.html" xlink:type="simple">Taiwan</text:a></text:p>
          </table:table-cell>
          <table:table-cell office:value-type="string" calcext:value-type="string">
            <text:p>1.88% (31 March 2015)</text:p>
            <text:p>1.88% (31 December 2011)</text:p>
          </table:table-cell>
          <table:table-cell table:formula="of:=MID([.B147]; 1; FIND(&quot;%&quot;; [.B147])-1)" office:value-type="string" office:string-value="1.88" calcext:value-type="string">
            <text:p>1.8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4.8% (31 December 2013)</text:p>
            <text:p>6.5% (31 December 2012)</text:p>
          </table:table-cell>
          <table:table-cell table:formula="of:=MID([.B148]; 1; FIND(&quot;%&quot;; [.B148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8.25% (31 December 2010)</text:p>
            <text:p>3.7% (31 December 2009)</text:p>
          </table:table-cell>
          <table:table-cell table:formula="of:=MID([.B149]; 1; FIND(&quot;%&quot;; [.B149])-1)" office:value-type="string" office:string-value="8.25" calcext:value-type="string">
            <text:p>8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2% (31 December 2014)</text:p>
            <text:p>2.25% (31 December 2013)</text:p>
          </table:table-cell>
          <table:table-cell table:formula="of:=MID([.B150]; 1; FIND(&quot;%&quot;; [.B150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2.5% (31 December 2010)</text:p>
            <text:p>4.25% (31 December 2009)</text:p>
          </table:table-cell>
          <table:table-cell table:formula="of:=MID([.B151]; 1; FIND(&quot;%&quot;; [.B151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4.25% (31 December 2010)</text:p>
            <text:p>7.25% (31 December 2009)</text:p>
          </table:table-cell>
          <table:table-cell table:formula="of:=MID([.B152]; 1; FIND(&quot;%&quot;; [.B152])-1)" office:value-type="string" office:string-value="4.25" calcext:value-type="string">
            <text:p>4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5.75% (31 December 2010)</text:p>
          </table:table-cell>
          <table:table-cell table:formula="of:=MID([.B153]; 1; FIND(&quot;%&quot;; [.B153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5.25% (31 December 2011)</text:p>
            <text:p>15% (22 December 2009)</text:p>
          </table:table-cell>
          <table:table-cell table:formula="of:=MID([.B154]; 1; FIND(&quot;%&quot;; [.B154])-1)" office:value-type="string" office:string-value="5.25" calcext:value-type="string">
            <text:p>5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5% (31 December 2014)</text:p>
            <text:p>5% (31 December 2013)</text:p>
          </table:table-cell>
          <table:table-cell table:formula="of:=MID([.B155]; 1; FIND(&quot;%&quot;; [.B155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14% (December 2014)</text:p>
            <text:p>14.5% (31 December 2013)</text:p>
          </table:table-cell>
          <table:table-cell table:formula="of:=MID([.B156]; 1; FIND(&quot;%&quot;; [.B156])-1)" office:value-type="string" office:string-value="14" calcext:value-type="string">
            <text:p>14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7.5% (31 January 2012)</text:p>
            <text:p>11.97% (31 December 2010)</text:p>
          </table:table-cell>
          <table:table-cell table:formula="of:=MID([.B157]; 1; FIND(&quot;%&quot;; [.B157])-1)" office:value-type="string" office:string-value="7.5" calcext:value-type="string">
            <text:p>7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NA%</text:p>
          </table:table-cell>
          <table:table-cell table:formula="of:=MID([.B158]; 1; FIND(&quot;%&quot;; [.B158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0.5% (31 December 2014)</text:p>
            <text:p>0.5% (31 December 2013)</text:p>
          </table:table-cell>
          <table:table-cell table:formula="of:=MID([.B159]; 1; FIND(&quot;%&quot;; [.B159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0.5% (31 December 2010)</text:p>
            <text:p>0.5% (31 December 2009)</text:p>
          </table:table-cell>
          <table:table-cell table:formula="of:=MID([.B160]; 1; FIND(&quot;%&quot;; [.B160])-1)" office:value-type="string" office:string-value="0.5" calcext:value-type="string">
            <text:p>0.5</text:p>
          </table:table-cell>
        </table:table-row>
        <table:table-row table:style-name="ro16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9% (31 December 2012)</text:p>
            <text:p>8.75% (31 December 2011)</text:p>
            <text:p>note: Uruguay's central bank uses the benchmark interest rate, rather than the discount rate, to conduct monetary policy; the rates shown here are the benchmark rates</text:p>
          </table:table-cell>
          <table:table-cell table:formula="of:=MID([.B161]; 1; FIND(&quot;%&quot;; [.B161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20% (31 December 2010)</text:p>
            <text:p>6% (31 December 2009)</text:p>
          </table:table-cell>
          <table:table-cell table:formula="of:=MID([.B162]; 1; FIND(&quot;%&quot;; [.B162])-1)" office:value-type="string" office:string-value="20" calcext:value-type="string">
            <text:p>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29.5% (31 December 2010)</text:p>
            <text:p>29.5% (31 December 2009)</text:p>
          </table:table-cell>
          <table:table-cell table:formula="of:=MID([.B163]; 1; FIND(&quot;%&quot;; [.B163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9% (31 December 2012)</text:p>
            <text:p>15% (31 December 2011)</text:p>
          </table:table-cell>
          <table:table-cell table:formula="of:=MID([.B164]; 1; FIND(&quot;%&quot;; [.B164])-1)" office:value-type="string" office:string-value="9" calcext:value-type="string">
            <text:p>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NA%</text:p>
          </table:table-cell>
          <table:table-cell table:formula="of:=MID([.B165]; 1; FIND(&quot;%&quot;; [.B165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8.39% (31 December 2009)</text:p>
            <text:p>14.49% (31 December 2008)</text:p>
          </table:table-cell>
          <table:table-cell table:formula="of:=MID([.B166]; 1; FIND(&quot;%&quot;; [.B166])-1)" office:value-type="string" office:string-value="8.39" calcext:value-type="string">
            <text:p>8.39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7.17% (31 December 2010)</text:p>
          </table:table-cell>
          <table:table-cell table:formula="of:=MID([.B167]; 1; FIND(&quot;%&quot;; [.B167])-1)" office:value-type="string" office:string-value="7.17" calcext:value-type="string">
            <text:p>7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21:27.681000000</meta:creation-date>
    <dc:date>2023-07-17T15:22:15.431000000</dc:date>
    <meta:editing-duration>PT47S</meta:editing-duration>
    <meta:editing-cycles>1</meta:editing-cycles>
    <meta:document-statistic meta:table-count="1" meta:cell-count="500" meta:object-count="0"/>
    <meta:generator>LibreOffice/6.2.4.2$Windows_X86_64 LibreOffice_project/2412653d852ce75f65fbfa83fb7e7b669a126d64</meta:generator>
  </office:meta>
</office:document-meta>
</file>